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ar(--jp-content-font-family)" svg:font-family="var(--jp-content-font-family)" style:font-family-generic="roman"/>
    <style:font-face style:name="Segoe UI" svg:font-family="Segoe UI" style:font-family-generic="swiss" style:font-pitch="variable" svg:panose-1="2 11 5 2 4 2 4 2 2 3"/>
    <style:font-face style:name="var(--jp-code-font-family)" svg:font-family="var(--jp-code-font-family)" style:font-family-generic="roman"/>
    <style:font-face style:name="MJXc-TeX-main-Rw" svg:font-family="MJXc-TeX-main-Rw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2" style:parent-style-name="Normal" style:family="paragraph">
      <style:paragraph-properties fo:margin-bottom="0.1666in" fo:line-height="100%"/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P3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4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5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6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</style:style>
    <style:style style:name="T7" style:parent-style-name="DefaultParagraphFont" style:family="text"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9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" style:parent-style-name="Normal" style:family="paragraph">
      <style:paragraph-properties fo:margin-bottom="0.1666in" fo:line-height="100%"/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P29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30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31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32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</style:style>
    <style:style style:name="T33" style:parent-style-name="DefaultParagraphFont" style:family="text"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000000" fo:font-size="10pt" style:font-size-asian="10pt" style:font-size-complex="10pt"/>
    </style:style>
    <style:style style:name="P3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5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5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6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4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5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6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7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8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6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7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000000" fo:font-size="10pt" style:font-size-asian="10pt" style:font-size-complex="10pt"/>
    </style:style>
    <style:style style:name="P72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73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8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8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9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0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1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2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3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10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000000" fo:font-size="10pt" style:font-size-asian="10pt" style:font-size-complex="10pt"/>
    </style:style>
    <style:style style:name="P10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4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1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2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2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3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4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5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6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7" style:parent-style-name="Normal" style:family="paragraph">
      <style:paragraph-properties fo:margin-bottom="0.1666in" fo:line-height="100%"/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P128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29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30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31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32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33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</style:style>
    <style:style style:name="T134" style:parent-style-name="DefaultParagraphFont" style:family="text"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3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13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3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0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4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7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8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9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0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1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2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3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4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155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156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157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158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159" style:parent-style-name="Normal" style:family="paragraph">
      <style:paragraph-properties fo:margin-bottom="0.1666in" fo:line-height="100%"/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P160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61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62" style:parent-style-name="Normal" style:family="paragraph">
      <style:paragraph-properties fo:margin-top="0.25in" fo:margin-bottom="0.0833in" fo:line-height="100%" fo:margin-left="0.3333in" fo:margin-right="0.3333in">
        <style:tab-stops>
          <style:tab-stop style:type="left" style:position="0.3027in"/>
          <style:tab-stop style:type="left" style:position="0.9388in"/>
          <style:tab-stop style:type="left" style:position="1.575in"/>
          <style:tab-stop style:type="left" style:position="2.2111in"/>
          <style:tab-stop style:type="left" style:position="2.8472in"/>
          <style:tab-stop style:type="left" style:position="3.4833in"/>
          <style:tab-stop style:type="left" style:position="4.1194in"/>
          <style:tab-stop style:type="left" style:position="4.7555in"/>
          <style:tab-stop style:type="left" style:position="5.3916in"/>
          <style:tab-stop style:type="left" style:position="6.0277in"/>
          <style:tab-stop style:type="left" style:position="6.6638in"/>
          <style:tab-stop style:type="left" style:position="7.3in"/>
          <style:tab-stop style:type="left" style:position="7.9361in"/>
          <style:tab-stop style:type="left" style:position="8.5722in"/>
          <style:tab-stop style:type="left" style:position="9.2083in"/>
          <style:tab-stop style:type="left" style:position="9.8444in"/>
        </style:tab-stops>
      </style:paragraph-properties>
    </style:style>
    <style:style style:name="T163" style:parent-style-name="DefaultParagraphFont" style:family="text"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P1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165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6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7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8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9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17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9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0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1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2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3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184" style:parent-style-name="Normal" style:family="paragraph">
      <style:paragraph-properties fo:margin-bottom="0.0833in" fo:line-height="100%"/>
    </style:style>
    <style:style style:name="T185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T186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T187" style:parent-style-name="DefaultParagraphFont" style:family="text">
      <style:text-properties style:font-name="var(--jp-code-font-family)" style:font-name-asian="Times New Roman" style:font-name-complex="Courier New" fo:color="#000000" fo:font-size="10pt" style:font-size-asian="10pt" style:font-size-complex="10pt"/>
    </style:style>
    <style:style style:name="T188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P18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190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1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2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3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4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5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6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0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0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6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7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8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9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0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1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2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3" style:parent-style-name="Normal" style:family="paragraph">
      <style:paragraph-properties fo:margin-top="0.0694in" fo:margin-bottom="0.0694in" fo:line-height="100%"/>
      <style:text-properties style:font-name="var(--jp-content-font-family)" style:font-name-asian="Times New Roman" style:font-name-complex="Segoe UI" fo:font-weight="bold" style:font-weight-asian="bold" style:font-weight-complex="bold" fo:color="#000000" fo:font-size="18pt" style:font-size-asian="18pt" style:font-size-complex="18pt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T216" style:parent-style-name="DefaultParagraphFont" style:family="text">
      <style:text-properties style:font-name="MJXc-TeX-main-Rw" style:font-name-asian="Times New Roman" style:font-name-complex="Segoe UI" fo:color="#000000" fo:font-size="12pt" style:font-size-asian="12pt" style:font-size-complex="12pt"/>
    </style:style>
    <style:style style:name="T217" style:parent-style-name="DefaultParagraphFont" style:family="text">
      <style:text-properties style:font-name="var(--jp-content-font-family)" style:font-name-asian="Times New Roman" style:font-name-complex="Segoe UI" fo:color="#000000" fo:font-size="12pt" style:font-size-asian="12pt" style:font-size-complex="12pt"/>
    </style:style>
    <style:style style:name="T218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T221" style:parent-style-name="DefaultParagraphFont" style:family="text">
      <style:text-properties style:font-name="MJXc-TeX-main-Rw" style:font-name-asian="Times New Roman" style:font-name-complex="Segoe UI" fo:color="#000000" fo:font-size="12pt" style:font-size-asian="12pt" style:font-size-complex="12pt"/>
    </style:style>
    <style:style style:name="T222" style:parent-style-name="DefaultParagraphFont" style:family="text">
      <style:text-properties style:font-name="var(--jp-content-font-family)" style:font-name-asian="Times New Roman" style:font-name-complex="Segoe UI" fo:color="#000000" fo:font-size="12pt" style:font-size-asian="12pt" style:font-size-complex="12pt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style:font-name="var(--jp-content-font-family)" style:font-name-asian="Times New Roman" style:font-name-complex="Segoe UI" fo:color="#000000" fo:font-size="10.5pt" style:font-size-asian="10.5pt" style:font-size-complex="10.5pt"/>
    </style:style>
    <style:style style:name="T225" style:parent-style-name="DefaultParagraphFont" style:family="text">
      <style:text-properties style:font-name="MJXc-TeX-main-Rw" style:font-name-asian="Times New Roman" style:font-name-complex="Segoe UI" fo:color="#000000" fo:font-size="12pt" style:font-size-asian="12pt" style:font-size-complex="12pt"/>
    </style:style>
    <style:style style:name="T226" style:parent-style-name="DefaultParagraphFont" style:family="text">
      <style:text-properties style:font-name="var(--jp-content-font-family)" style:font-name-asian="Times New Roman" style:font-name-complex="Segoe UI" fo:color="#000000" fo:font-size="12pt" style:font-size-asian="12pt" style:font-size-complex="12pt"/>
    </style:style>
    <style:style style:name="P22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000000" fo:font-size="10.5pt" style:font-size-asian="10.5pt" style:font-size-complex="10.5pt"/>
    </style:style>
    <style:style style:name="P228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3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3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3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3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6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7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4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4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44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5" style:parent-style-name="Normal" style:family="paragraph">
      <style:paragraph-properties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4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5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2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252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3" style:parent-style-name="Normal" style:family="paragraph">
      <style:paragraph-properties fo:margin-bottom="0.0666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4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5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6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7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8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9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0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1" style:parent-style-name="Normal" style:family="paragraph">
      <style:paragraph-properties style:line-break="normal" fo:margin-bottom="0in" style:line-height-at-least="0.1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</office:automatic-styles>
  <office:body>
    <office:text text:use-soft-page-breaks="true">
      <text:h text:style-name="P1" text:outline-level="2">Exercice 1</text:h>
      <text:p text:style-name="P2">generate arr1:</text:p>
      <text:p text:style-name="P3">[[ 0 <text:s/>4 <text:s/>8 12 16]</text:p>
      <text:p text:style-name="P4"><text:s/>[ 1 <text:s/>5 <text:s/>9 13 17]</text:p>
      <text:p text:style-name="P5"><text:s/>[ 2 <text:s/>6 10 14 18]</text:p>
      <text:p text:style-name="P6"><text:span text:style-name="T7"><text:s/>[ 3 <text:s/>7 11 15 19]]</text:span></text:p>
      <text:p text:style-name="P8">In [2]:</text:p>
      <text:p text:style-name="P9"><text:span text:style-name="T10">arr<text:s/></text:span><text:span text:style-name="T11">=</text:span><text:span text:style-name="T12"><text:s/>np</text:span><text:span text:style-name="T13">.</text:span><text:span text:style-name="T14">arange(0, 20)</text:span></text:p>
      <text:p text:style-name="P15"><text:span text:style-name="T16">arr1<text:s/></text:span><text:span text:style-name="T17">=</text:span><text:span text:style-name="T18"><text:s/>arr</text:span><text:span text:style-name="T19">.</text:span><text:span text:style-name="T20">reshape((4, 5), order</text:span><text:span text:style-name="T21">=</text:span><text:span text:style-name="T22">'F')</text:span></text:p>
      <text:p text:style-name="P23">print(arr1)</text:p>
      <text:p text:style-name="P24">[[ 0 <text:s/>4 <text:s/>8 12 16]</text:p>
      <text:p text:style-name="P25"><text:s/>[ 1 <text:s/>5 <text:s/>9 13 17]</text:p>
      <text:p text:style-name="P26"><text:s/>[ 2 <text:s/>6 10 14 18]</text:p>
      <text:p text:style-name="P27"><text:s/>[<text:s/>3 <text:s/>7 11 15 19]]</text:p>
      <text:p text:style-name="P28">generate arr2</text:p>
      <text:p text:style-name="P29">[[ 0 <text:s/>1 <text:s/>4 <text:s/>9 16]</text:p>
      <text:p text:style-name="P30"><text:s/>[ 1 <text:s/>4 <text:s/>9 16 25]</text:p>
      <text:p text:style-name="P31"><text:s/>[ 4 <text:s/>9 16 25 36]</text:p>
      <text:p text:style-name="P32"><text:span text:style-name="T33"><text:s/>[ 9 16 25 36 49]]</text:span></text:p>
      <text:p text:style-name="P34">In [3]:</text:p>
      <text:p text:style-name="P35"><text:span text:style-name="T36"># method 1: with a single for loop</text:span></text:p>
      <text:p text:style-name="P37"/>
      <text:p text:style-name="P38"><text:span text:style-name="T39">arr2<text:s/></text:span><text:span text:style-name="T40">=</text:span><text:span text:style-name="T41"><text:s/>np</text:span><text:span text:style-name="T42">.</text:span><text:span text:style-name="T43">empty((4, 5), dtype</text:span><text:span text:style-name="T44">=</text:span><text:span text:style-name="T45">int)</text:span></text:p>
      <text:p text:style-name="P46"><text:span text:style-name="T47">for</text:span><text:span text:style-name="T48"><text:s/>i<text:s/></text:span><text:span text:style-name="T49">in</text:span><text:span text:style-name="T50"><text:s/>range(4):</text:span></text:p>
      <text:p text:style-name="P51"><text:span text:style-name="T52"><text:s text:c="4"/>arr2[i]<text:s/></text:span><text:span text:style-name="T53">=</text:span><text:span text:style-name="T54"><text:s/>np</text:span><text:span text:style-name="T55">.</text:span><text:span text:style-name="T56">arange(0</text:span><text:span text:style-name="T57">+</text:span><text:span text:style-name="T58">i, 5</text:span><text:span text:style-name="T59">+</text:span><text:span text:style-name="T60">i)</text:span><text:span text:style-name="T61">**</text:span><text:span text:style-name="T62">2</text:span></text:p>
      <text:p text:style-name="P63"/>
      <text:p text:style-name="P64">print(arr2)</text:p>
      <text:p text:style-name="P65">[[ 0 <text:s/>1 <text:s/>4 <text:s/>9 16]</text:p>
      <text:p text:style-name="P66"><text:s/>[ 1 <text:s/>4 <text:s/>9 16 25]</text:p>
      <text:p text:style-name="P67"><text:s/>[ 4 <text:s/>9 16 25 36]</text:p>
      <text:p text:style-name="P68"><text:s/>[ 9 16 25 36 49]]</text:p>
      <text:p text:style-name="P69">In [4]:</text:p>
      <text:p text:style-name="P70"><text:span text:style-name="T71"># method 2: tile method</text:span></text:p>
      <text:p text:style-name="P72"/>
      <text:p text:style-name="P73"><text:span text:style-name="T74">A<text:s/></text:span><text:span text:style-name="T75">=</text:span><text:span text:style-name="T76"><text:s/>np</text:span><text:span text:style-name="T77">.</text:span><text:span text:style-name="T78">tile(np</text:span><text:span text:style-name="T79">.</text:span><text:span text:style-name="T80">arange(5), (4,1))</text:span></text:p>
      <text:p text:style-name="P81"><text:span text:style-name="T82">B<text:s/></text:span><text:span text:style-name="T83">=</text:span><text:span text:style-name="T84"><text:s/>np</text:span><text:span text:style-name="T85">.</text:span><text:span text:style-name="T86">tile(np</text:span><text:span text:style-name="T87">.</text:span><text:span text:style-name="T88">arange(4), (5,1))</text:span><text:span text:style-name="T89">.</text:span><text:span text:style-name="T90">T</text:span></text:p>
      <text:p text:style-name="P91"><text:span text:style-name="T92">arr2<text:s/></text:span><text:span text:style-name="T93">=</text:span><text:span text:style-name="T94"><text:s/>(A</text:span><text:span text:style-name="T95">+</text:span><text:span text:style-name="T96">B)</text:span><text:span text:style-name="T97">**</text:span><text:span text:style-name="T98">2</text:span></text:p>
      <text:soft-page-break/>
      <text:p text:style-name="P99">print(arr2)</text:p>
      <text:p text:style-name="P100">[[ 0 <text:s/>1 <text:s/>4 <text:s/>9 16]</text:p>
      <text:p text:style-name="P101"><text:s/>[ 1 <text:s/>4 <text:s/>9 16 25]</text:p>
      <text:p text:style-name="P102"><text:s/>[ 4<text:s/><text:s/>9 16 25 36]</text:p>
      <text:p text:style-name="P103"><text:s/>[ 9 16 25 36 49]]</text:p>
      <text:p text:style-name="P104">In [5]:</text:p>
      <text:p text:style-name="P105"><text:span text:style-name="T106"># method 3: with mgrid method</text:span></text:p>
      <text:p text:style-name="P107"/>
      <text:p text:style-name="P108"><text:span text:style-name="T109">A, B<text:s/></text:span><text:span text:style-name="T110">=</text:span><text:span text:style-name="T111"><text:s/>np</text:span><text:span text:style-name="T112">.</text:span><text:span text:style-name="T113">mgrid[0:4, 0:5]</text:span></text:p>
      <text:p text:style-name="P114"><text:span text:style-name="T115">arr2<text:s/></text:span><text:span text:style-name="T116">=</text:span><text:span text:style-name="T117"><text:s/>(A</text:span><text:span text:style-name="T118">+</text:span><text:span text:style-name="T119">B)</text:span><text:span text:style-name="T120">**</text:span><text:span text:style-name="T121">2</text:span></text:p>
      <text:p text:style-name="P122">print(arr2)</text:p>
      <text:p text:style-name="P123">[[ 0 <text:s/>1 <text:s/>4 <text:s/>9 16]</text:p>
      <text:p text:style-name="P124"><text:s/>[ 1 <text:s/>4 <text:s/>9 16 25]</text:p>
      <text:p text:style-name="P125"><text:s/>[ 4 <text:s/>9 16 25 36]</text:p>
      <text:p text:style-name="P126"><text:s/>[ 9 16 25 36 49]]</text:p>
      <text:p text:style-name="P127">generate arr3</text:p>
      <text:p text:style-name="P128">[[0 1 0 1 0 1]</text:p>
      <text:p text:style-name="P129"><text:s/>[1 0 1 0 1 0]</text:p>
      <text:p text:style-name="P130"><text:s/>[0 1 0 1 0<text:s/>1]</text:p>
      <text:p text:style-name="P131"><text:s/>[1 0 1 0 1 0]</text:p>
      <text:p text:style-name="P132"><text:s/>[0 1 0 1 0 1]</text:p>
      <text:p text:style-name="P133"><text:span text:style-name="T134"><text:s/>[1 0 1 0 1 0]]</text:span></text:p>
      <text:p text:style-name="P135">In [6]:</text:p>
      <text:p text:style-name="P136"><text:span text:style-name="T137">arr<text:s/></text:span><text:span text:style-name="T138">=</text:span><text:span text:style-name="T139"><text:s/>[[0, 1], [1, 0]]</text:span></text:p>
      <text:p text:style-name="P140"/>
      <text:p text:style-name="P141"><text:span text:style-name="T142">arr3<text:s/></text:span><text:span text:style-name="T143">=</text:span><text:span text:style-name="T144"><text:s/>np</text:span><text:span text:style-name="T145">.</text:span><text:span text:style-name="T146">tile(arr, (3, 3))</text:span></text:p>
      <text:p text:style-name="P147">print(arr3)</text:p>
      <text:p text:style-name="P148">[[0 1 0 1 0 1]</text:p>
      <text:p text:style-name="P149"><text:s/>[1 0 1 0 1 0]</text:p>
      <text:p text:style-name="P150"><text:s/>[0 1 0 1 0 1]</text:p>
      <text:p text:style-name="P151"><text:s/>[1 0 1 0 1 0]</text:p>
      <text:p text:style-name="P152"><text:s/>[0 1 0 1 0 1]</text:p>
      <text:p text:style-name="P153"><text:s/>[1 0 1 0 1 0]]</text:p>
      <text:h text:style-name="P154" text:outline-level="2"/>
      <text:h text:style-name="P155" text:outline-level="2"/>
      <text:h text:style-name="P156" text:outline-level="2"/>
      <text:h text:style-name="P157" text:outline-level="2"/>
      <text:soft-page-break/>
      <text:h text:style-name="P158" text:outline-level="2">Exercice 3</text:h>
      <text:p text:style-name="P159">extract from arr1</text:p>
      <text:p text:style-name="P160">[[ 6 18<text:s/>10]</text:p>
      <text:p text:style-name="P161"><text:s/>[ 7 19 11]</text:p>
      <text:p text:style-name="P162"><text:span text:style-name="T163"><text:s/>[ 5 17 <text:s/>9]]</text:span></text:p>
      <text:p text:style-name="P164">In [7]:</text:p>
      <text:p text:style-name="P165">print(arr1)</text:p>
      <text:p text:style-name="P166">[[ 0 <text:s/>4 <text:s/>8 12 16]</text:p>
      <text:p text:style-name="P167"><text:s/>[ 1 <text:s/>5 <text:s/>9 13 17]</text:p>
      <text:p text:style-name="P168"><text:s/>[ 2 <text:s/>6 10 14 18]</text:p>
      <text:p text:style-name="P169"><text:s/>[ 3 <text:s/>7 11 15 19]]</text:p>
      <text:p text:style-name="P170">In [8]:</text:p>
      <text:p text:style-name="P171"><text:span text:style-name="T172">arr<text:s/></text:span><text:span text:style-name="T173">=</text:span><text:span text:style-name="T174"><text:s/>arr1[[2, 3, 1], :]</text:span></text:p>
      <text:p text:style-name="P175"><text:span text:style-name="T176">arr<text:s/></text:span><text:span text:style-name="T177">=</text:span><text:span text:style-name="T178"><text:s/>arr[:, [1, 4, 2]]</text:span></text:p>
      <text:p text:style-name="P179">print(arr)</text:p>
      <text:p text:style-name="P180">[[ 6 18 10]</text:p>
      <text:p text:style-name="P181"><text:s/>[ 7 19 11]</text:p>
      <text:p text:style-name="P182"><text:s/>[ 5 17 <text:s/>9]]</text:p>
      <text:h text:style-name="P183" text:outline-level="2">Exercice 4.</text:h>
      <text:p text:style-name="P184"><text:span text:style-name="T185">Replace all<text:s/></text:span><text:span text:style-name="T186">the items with value 0 of </text:span><text:span text:style-name="T187">arr3</text:span><text:span text:style-name="T188"> by -1</text:span></text:p>
      <text:p text:style-name="P189">In [9]:</text:p>
      <text:p text:style-name="P190">print(arr3)</text:p>
      <text:p text:style-name="P191">[[0 1 0 1 0 1]</text:p>
      <text:p text:style-name="P192"><text:s/>[1 0 1 0 1 0]</text:p>
      <text:p text:style-name="P193"><text:s/>[0 1 0 1 0 1]</text:p>
      <text:p text:style-name="P194"><text:s/>[1 0 1 0 1 0]</text:p>
      <text:p text:style-name="P195"><text:s/>[0 1 0 1 0 1]</text:p>
      <text:p text:style-name="P196"><text:s/>[1 0 1 0 1 0]]</text:p>
      <text:p text:style-name="P197">In [10]:</text:p>
      <text:p text:style-name="P198"><text:span text:style-name="T199">arr3[arr3<text:s/></text:span><text:span text:style-name="T200">==</text:span><text:span text:style-name="T201"><text:s/>0]<text:s/></text:span><text:span text:style-name="T202">=</text:span><text:span text:style-name="T203"><text:s/></text:span><text:span text:style-name="T204">-</text:span><text:span text:style-name="T205">1</text:span></text:p>
      <text:p text:style-name="P206">print(arr3)</text:p>
      <text:p text:style-name="P207">[[-1 <text:s/>1 -1 <text:s/>1 -1 <text:s/>1]</text:p>
      <text:p text:style-name="P208"><text:s/>[ 1 -1 <text:s/>1 -1 <text:s/>1 -1]</text:p>
      <text:p text:style-name="P209"><text:s/>[-1 <text:s/>1 -1 <text:s/>1 -1 <text:s/>1]</text:p>
      <text:p text:style-name="P210"><text:s/>[<text:s/>1 -1 <text:s/>1 -1 <text:s/>1 -1]</text:p>
      <text:p text:style-name="P211"><text:s/>[-1 <text:s/>1 -1 <text:s/>1 -1 <text:s/>1]</text:p>
      <text:p text:style-name="P212"><text:s/>[ 1 -1 <text:s/>1 -1 <text:s/>1 -1]]</text:p>
      <text:h text:style-name="P213" text:outline-level="2">Exercice 4 bis</text:h>
      <text:p text:style-name="P214"><text:span text:style-name="T215">Create a random vector of size 20 (all values between </text:span><text:span text:style-name="T216">[0,1)</text:span><text:span text:style-name="T217">[0,1)</text:span><text:span text:style-name="T218">) and replace:</text:span></text:p>
      <text:list text:style-name="LFO1" text:continue-numbering="true">
        <text:list-item>
          <text:p text:style-name="P219"><text:span text:style-name="T220">the maximum value by </text:span><text:span text:style-name="T221">−1</text:span><text:span text:style-name="T222">−1</text:span></text:p>
        </text:list-item>
        <text:list-item>
          <text:p text:style-name="P223"><text:span text:style-name="T224">and the second maximum value by </text:span><text:span text:style-name="T225">−2</text:span><text:span text:style-name="T226">−2</text:span></text:p>
        </text:list-item>
      </text:list>
      <text:p text:style-name="P227">In [11]:</text:p>
      <text:p text:style-name="P228"><text:span text:style-name="T229">arr<text:s/></text:span><text:span text:style-name="T230">=</text:span><text:span text:style-name="T231"><text:s/>np</text:span><text:span text:style-name="T232">.</text:span><text:span text:style-name="T233">random</text:span><text:span text:style-name="T234">.</text:span><text:span text:style-name="T235">rand(20)</text:span></text:p>
      <text:p text:style-name="P236">print(arr)</text:p>
      <text:p text:style-name="P237"><text:span text:style-name="T238">arr[np</text:span><text:span text:style-name="T239">.</text:span><text:span text:style-name="T240">argmax(arr)]<text:s/></text:span><text:span text:style-name="T241">=</text:span><text:span text:style-name="T242"><text:s/></text:span><text:span text:style-name="T243">-</text:span><text:span text:style-name="T244">1</text:span></text:p>
      <text:p text:style-name="P245"><text:span text:style-name="T246">arr[np</text:span><text:span text:style-name="T247">.</text:span><text:span text:style-name="T248">argmax(arr)]<text:s/></text:span><text:span text:style-name="T249">=</text:span><text:span text:style-name="T250"><text:s/></text:span><text:span text:style-name="T251">-</text:span><text:span text:style-name="T252">2</text:span></text:p>
      <text:p text:style-name="P253">print(arr)</text:p>
      <text:p text:style-name="P254">[0.45872932 0.02738977 0.50322762 0.60618899 0.08398527 0.15019626</text:p>
      <text:p text:style-name="P255"><text:s/>0.72605628 0.99079127 0.63991756 0.68164655 0.12079612 0.93871948</text:p>
      <text:p text:style-name="P256"><text:s/>0.63168153 0.03420702<text:s/>0.48203706 0.80210342 0.46730872 0.60330258</text:p>
      <text:p text:style-name="P257"><text:s/>0.10317196 0.73161766]</text:p>
      <text:p text:style-name="P258">[ 0.45872932 <text:s/>0.02738977 <text:s/>0.50322762 <text:s/>0.60618899 <text:s/>0.08398527 <text:s/>0.15019626</text:p>
      <text:p text:style-name="P259"><text:s text:c="2"/>0.72605628 -1. <text:s text:c="9"/>0.63991756 <text:s/>0.68164655 <text:s/>0.12079612 -2.</text:p>
      <text:p text:style-name="P260"><text:s text:c="2"/>0.63168153 <text:s/>0.03420702 <text:s/>0.48203706 <text:s/>0.80210342 <text:s/>0.46730872 <text:s/>0.60330258</text:p>
      <text:p text:style-name="P261"><text:s text:c="2"/>0.10317196 <text:s/>0.73161766]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ar(--jp-content-font-family)" svg:font-family="var(--jp-content-font-family)" style:font-family-generic="roman"/>
    <style:font-face style:name="Segoe UI" svg:font-family="Segoe UI" style:font-family-generic="swiss" style:font-pitch="variable" svg:panose-1="2 11 5 2 4 2 4 2 2 3"/>
    <style:font-face style:name="var(--jp-code-font-family)" svg:font-family="var(--jp-code-font-family)" style:font-family-generic="roman"/>
    <style:font-face style:name="MJXc-TeX-main-Rw" svg:font-family="MJXc-TeX-main-Rw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mi" style:display-name="mi" style:family="text" style:parent-style-name="DefaultParagraphFont"/>
    <style:style style:name="s1" style:display-name="s1" style:family="text" style:parent-style-name="DefaultParagraphFont"/>
    <style:style style:name="nb" style:display-name="nb" style:family="text" style:parent-style-name="DefaultParagraphFont"/>
    <style:style style:name="c1" style:display-name="c1" style:family="text" style:parent-style-name="DefaultParagraphFont"/>
    <style:style style:name="k" style:display-name="k" style:family="text" style:parent-style-name="DefaultParagraphFont"/>
    <style:style style:name="ow" style:display-name="ow" style:family="text" style:parent-style-name="DefaultParagraphFont"/>
    <style:style style:name="mjx-char" style:display-name="mjx-char" style:family="text" style:parent-style-name="DefaultParagraphFont"/>
    <style:style style:name="mjx_assistive_mathml" style:display-name="mjx_assistive_mathm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TRA KADUR</meta:initial-creator>
    <dc:creator>CHAITRA KADUR</dc:creator>
    <meta:creation-date>2022-01-01T18:38:00Z</meta:creation-date>
    <dc:date>2022-01-03T13:28:00Z</dc:date>
    <meta:template xlink:href="Normal" xlink:type="simple"/>
    <meta:editing-cycles>2</meta:editing-cycles>
    <meta:editing-duration>PT480S</meta:editing-duration>
    <meta:document-statistic meta:page-count="4" meta:paragraph-count="5" meta:word-count="377" meta:character-count="2527" meta:row-count="17" meta:non-whitespace-character-count="2155"/>
  </office:meta>
</office:document-meta>
</file>